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3cm" draw:marker-end-width="0.3cm" draw:fill="solid" draw:fill-color="#c0c0c0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5.374cm" fo:padding-top="0cm" fo:padding-bottom="0cm" fo:padding-left="0cm" fo:padding-right="0cm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left" draw:auto-grow-width="true" fo:min-height="0.56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auto-grow-width="true" fo:min-height="0.234cm" fo:padding-top="0cm" fo:padding-bottom="0cm" fo:padding-left="0cm" fo:padding-right="0cm"/>
    </style:style>
    <style:style style:name="gr6" style:family="graphic" style:parent-style-name="standard">
      <style:graphic-properties draw:stroke="solid" draw:marker-end="Arrow" draw:marker-end-width="0.3cm" draw:fill="solid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5cm" fo:min-width="0.403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0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257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4cm" fo:min-width="3.548cm" fo:padding-top="0cm" fo:padding-bottom="0cm" fo:padding-left="0cm" fo:padding-right="0cm"/>
    </style:style>
    <style:style style:name="gr11" style:family="graphic" style:parent-style-name="standard">
      <style:graphic-properties draw:stroke="solid" draw:fill="solid" draw:fill-color="#0000ff" draw:textarea-horizontal-align="center" draw:textarea-vertical-align="middle"/>
    </style:style>
    <style:style style:name="gr12" style:family="graphic" style:parent-style-name="standard">
      <style:graphic-properties draw:stroke="none" draw:fill="none" fo:min-height="0.569cm"/>
    </style:style>
    <style:style style:name="gr13" style:family="graphic" style:parent-style-name="standard">
      <style:graphic-properties draw:stroke="none" draw:fill="none" fo:min-height="0.6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15" style:family="graphic" style:parent-style-name="standard">
      <style:graphic-properties draw:fill="solid" draw:fill-color="#808080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1.258cm" fo:min-width="2.063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.521cm" fo:padding-top="0cm" fo:padding-bottom="0cm" fo:padding-left="0cm" fo:padding-right="0cm"/>
    </style:style>
    <style:style style:name="gr20" style:family="graphic" style:parent-style-name="standard">
      <style:graphic-properties draw:fill="solid" draw:fill-color="#ffff00" draw:textarea-horizontal-align="center" draw:textarea-vertical-align="middle"/>
    </style:style>
    <style:style style:name="gr21" style:family="graphic" style:parent-style-name="standard">
      <style:graphic-properties draw:stroke="solid" svg:stroke-color="#000000" draw:fill="solid" draw:fill-color="#0000ff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.709cm" fo:padding-top="0cm" fo:padding-bottom="0cm" fo:padding-left="0cm" fo:padding-right="0cm"/>
    </style:style>
    <style:style style:name="gr2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.071cm" draw:marker-start-width="0.406cm" draw:marker-end-width="0.406cm" draw:fill="none" draw:textarea-horizontal-align="center" draw:textarea-vertical-align="middle" fo:padding-top="0.16cm" fo:padding-bottom="0.16cm" fo:padding-left="0.285cm" fo:padding-right="0.285cm"/>
    </style:style>
    <style:style style:name="gr26" style:family="graphic" style:parent-style-name="standard">
      <style:graphic-properties draw:stroke="none" draw:fill="solid" draw:fill-color="#c0c0c0" draw:textarea-horizontal-align="center" draw:textarea-vertical-align="middle"/>
    </style:style>
    <style:style style:name="gr27" style:family="graphic" style:parent-style-name="standard">
      <style:graphic-properties draw:fill="solid" draw:fill-color="#000000" draw:textarea-horizontal-align="center" draw:textarea-vertical-align="middle"/>
    </style:style>
    <style:style style:name="gr28" style:family="graphic" style:parent-style-name="standard">
      <style:graphic-properties svg:stroke-width="0.035cm" draw:marker-start-width="0.353cm" draw:marker-end-width="0.353cm" draw:fill="none" draw:textarea-horizontal-align="center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draw:marker-start-width="0.353cm" draw:marker-end-width="0.353cm" draw:textarea-horizontal-align="center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svg:stroke-width="0.106cm" draw:marker-start-width="0.459cm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035cm" draw:marker-start-width="0.353cm" draw:marker-end-width="0.353cm" draw:fill="solid" draw:fill-color="#c0c0c0" draw:textarea-horizontal-align="center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4cm" fo:min-width="2.381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4cm" fo:min-width="1.829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82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auto-grow-width="true" fo:min-height="0.557cm" fo:padding-top="0cm" fo:padding-bottom="0cm" fo:padding-left="0cm" fo:padding-right="0cm"/>
    </style:style>
    <style:style style:name="gr37" style:family="graphic" style:parent-style-name="standard">
      <style:graphic-properties draw:stroke="solid" svg:stroke-color="#000080" draw:fill="solid" draw:fill-color="#0000ff" draw:textarea-horizontal-align="center" draw:textarea-vertical-align="middle"/>
    </style:style>
    <style:style style:name="gr38" style:family="graphic" style:parent-style-name="standard">
      <style:graphic-properties draw:stroke="none" draw:fill="none" draw:fill-color="#000000" draw:fill-image-width="0cm" draw:fill-image-height="0cm" fo:min-height="0.514cm"/>
    </style:style>
    <style:style style:name="gr39" style:family="graphic" style:parent-style-name="standard">
      <style:graphic-properties draw:stroke="none" draw:fill="none" fo:min-height="0.53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8.613cm" fo:padding-top="0cm" fo:padding-bottom="0cm" fo:padding-left="0cm" fo:padding-right="0cm"/>
    </style:style>
    <style:style style:name="gr41" style:family="graphic" style:parent-style-name="standard">
      <style:graphic-properties draw:stroke="none" draw:fill="none" fo:min-height="1.447cm"/>
    </style:style>
    <style:style style:name="gr42" style:family="graphic" style:parent-style-name="standard">
      <style:graphic-properties draw:stroke="none" draw:fill="none" fo:min-height="0.544cm"/>
    </style:style>
    <style:style style:name="gr43" style:family="graphic" style:parent-style-name="standard">
      <style:graphic-properties draw:stroke="none" draw:fill="none" fo:min-height="0.239cm"/>
    </style:style>
    <style:style style:name="gr44" style:family="graphic" style:parent-style-name="standard">
      <style:graphic-properties draw:stroke="none" draw:fill="none" fo:min-height="0.459cm"/>
    </style:style>
    <style:style style:name="gr45" style:family="graphic" style:parent-style-name="standard">
      <style:graphic-properties draw:stroke="none" draw:fill="none" draw:textarea-horizontal-align="left" draw:auto-grow-width="true" fo:min-height="0.612cm" fo:padding-top="0cm" fo:padding-bottom="0cm" fo:padding-left="0cm" fo:padding-right="0cm"/>
    </style:style>
    <style:style style:name="gr46" style:family="graphic" style:parent-style-name="standard">
      <style:graphic-properties draw:stroke="none" draw:fill="none" fo:min-height="0.557cm"/>
    </style:style>
    <style:style style:name="gr47" style:family="graphic" style:parent-style-name="standard">
      <style:graphic-properties draw:stroke="none" draw:fill="none" draw:fill-color="#ffffff" fo:min-height="0.54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text-outline="true" fo:font-size="32pt" fo:text-shadow="none" style:font-size-asian="32pt" style:font-size-complex="32pt"/>
    </style:style>
    <style:style style:name="P4" style:family="paragraph">
      <style:paragraph-properties fo:margin-left="0cm" fo:margin-right="0cm" fo:text-indent="0cm"/>
      <style:text-properties style:text-outline="true" fo:font-size="14pt" style:font-size-asian="18pt" style:font-size-complex="18pt"/>
    </style:style>
    <style:style style:name="P5" style:family="paragraph">
      <style:paragraph-properties fo:margin-left="0cm" fo:margin-right="0cm" fo:text-indent="0cm"/>
      <style:text-properties fo:font-size="14pt" fo:font-weight="normal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14pt" fo:font-weight="normal" style:font-weight-asian="normal" style:font-weight-complex="normal"/>
    </style:style>
    <style:style style:name="P7" style:family="paragraph">
      <style:paragraph-properties fo:margin-left="0cm" fo:margin-right="0cm" fo:text-indent="0cm"/>
      <style:text-properties fo:font-size="14pt"/>
    </style:style>
    <style:style style:name="P8" style:family="paragraph">
      <style:paragraph-properties fo:text-align="center">
        <style:tab-stops/>
      </style:paragraph-properties>
      <style:text-properties fo:font-family="Arial" style:font-style-name="Negrito" style:font-family-generic="swiss" style:font-pitch="variable" fo:font-size="14pt" style:font-size-asian="18pt" style:font-size-complex="18pt"/>
    </style:style>
    <style:style style:name="P9" style:family="paragraph">
      <style:paragraph-properties fo:margin-left="0cm" fo:margin-right="0cm" fo:text-indent="0cm"/>
      <style:text-properties fo:color="#ffffff" fo:font-size="11pt" style:font-size-asian="11pt" style:font-size-complex="11pt"/>
    </style:style>
    <style:style style:name="P10" style:family="paragraph">
      <style:paragraph-properties fo:text-align="center"/>
      <style:text-properties style:text-outline="false" fo:font-size="14pt" fo:font-weight="normal" style:font-size-asian="18pt" style:font-size-complex="18pt"/>
    </style:style>
    <style:style style:name="P11" style:family="paragraph">
      <style:paragraph-properties fo:margin-left="0cm" fo:margin-right="0cm" fo:text-indent="0cm"/>
      <style:text-properties fo:color="#ff0000" fo:font-size="14pt" fo:font-weight="normal" style:font-weight-asian="normal" style:font-weight-complex="normal"/>
    </style:style>
    <style:style style:name="P12" style:family="paragraph">
      <style:paragraph-properties fo:text-align="center"/>
      <style:text-properties fo:font-size="14pt" style:font-size-asian="18pt" style:font-size-complex="18pt"/>
    </style:style>
    <style:style style:name="P13" style:family="paragraph">
      <style:paragraph-properties fo:margin-left="0cm" fo:margin-right="0cm" fo:text-indent="0cm"/>
      <style:text-properties fo:color="#008000" fo:font-weight="normal" style:font-weight-asian="normal" style:font-weight-complex="normal"/>
    </style:style>
    <style:style style:name="P14" style:family="paragraph">
      <style:paragraph-properties fo:margin-left="0cm" fo:margin-right="0cm" fo:text-indent="0cm"/>
      <style:text-properties fo:color="#008000" fo:font-size="14pt" fo:font-weight="normal" style:font-weight-asian="normal" style:font-weight-complex="normal"/>
    </style:style>
    <style:style style:name="P15" style:family="paragraph">
      <style:paragraph-properties fo:margin-left="0cm" fo:margin-right="0cm" fo:text-indent="0cm"/>
      <style:text-properties fo:color="#008000"/>
    </style:style>
    <style:style style:name="P16" style:family="paragraph">
      <style:paragraph-properties fo:margin-left="0cm" fo:margin-right="0cm" fo:text-indent="0cm"/>
      <style:text-properties fo:color="#008000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18" style:family="paragraph">
      <style:paragraph-properties fo:margin-left="0cm" fo:margin-right="0cm" fo:text-indent="0cm"/>
      <style:text-properties fo:color="#0000ff" fo:font-size="10pt" fo:font-weight="normal" style:font-size-asian="10pt" style:font-weight-asian="normal" style:font-size-complex="10pt" style:font-weight-complex="normal"/>
    </style:style>
    <style:style style:name="P19" style:family="paragraph">
      <style:paragraph-properties fo:margin-left="0cm" fo:margin-right="0cm" fo:text-indent="0cm"/>
      <style:text-properties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P20" style:family="paragraph">
      <style:paragraph-properties fo:margin-left="0cm" fo:margin-right="0cm" fo:text-indent="0cm"/>
      <style:text-properties style:text-outline="false" fo:font-size="14pt" fo:font-weight="normal" style:letter-kerning="true" style:font-size-asian="18pt" style:font-size-complex="18pt"/>
    </style:style>
    <style:style style:name="P21" style:family="paragraph">
      <style:paragraph-properties fo:margin-left="0cm" fo:margin-right="0cm" fo:text-indent="0cm"/>
      <style:text-properties style:text-outline="false" fo:font-size="14pt" fo:font-weight="normal" style:font-size-asian="18pt" style:font-size-complex="18pt"/>
    </style:style>
    <style:style style:name="P22" style:family="paragraph">
      <style:paragraph-properties fo:margin-left="0cm" fo:margin-right="0cm" fo:text-indent="0cm"/>
      <style:text-properties fo:font-family="Arial" style:font-style-name="Regular" style:font-family-generic="swiss" style:font-pitch="variable" fo:font-size="14pt" fo:font-style="normal" fo:font-weight="normal" style:font-size-asian="18pt" style:font-size-complex="18pt"/>
    </style:style>
    <style:style style:name="P23" style:family="paragraph">
      <style:paragraph-properties fo:text-align="center"/>
      <style:text-properties fo:font-family="Arial" style:font-style-name="Regular" style:font-family-generic="swiss" style:font-pitch="variable" fo:font-size="14pt" fo:font-style="normal" fo:font-weight="normal"/>
    </style:style>
    <style:style style:name="T1" style:family="text">
      <style:text-properties style:text-outline="true" fo:font-size="32pt" fo:text-shadow="none" style:font-size-asian="32pt" style:font-size-complex="32pt"/>
    </style:style>
    <style:style style:name="T2" style:family="text">
      <style:text-properties style:text-outline="true" fo:font-size="14pt" style:font-size-asian="18pt" style:font-size-complex="18pt"/>
    </style:style>
    <style:style style:name="T3" style:family="text">
      <style:text-properties fo:font-size="14pt" fo:font-weight="normal" style:font-size-asian="18pt" style:font-size-complex="18pt"/>
    </style:style>
    <style:style style:name="T4" style:family="text">
      <style:text-properties fo:font-size="14pt" fo:font-weight="bold" style:font-size-asian="18pt" style:font-weight-asian="normal" style:font-size-complex="18pt" style:font-weight-complex="normal"/>
    </style:style>
    <style:style style:name="T5" style:family="text">
      <style:text-properties fo:font-size="14pt" fo:font-weight="normal" style:font-size-asian="18pt" style:font-weight-asian="normal" style:font-size-complex="18pt" style:font-weight-complex="normal"/>
    </style:style>
    <style:style style:name="T6" style:family="text">
      <style:text-properties fo:font-size="14pt" fo:font-weight="bold" style:font-size-asian="18pt" style:font-size-complex="18pt"/>
    </style:style>
    <style:style style:name="T7" style:family="text">
      <style:text-properties fo:color="#ffffff" fo:font-size="11pt" style:font-size-asian="11pt" style:font-size-complex="11pt"/>
    </style:style>
    <style:style style:name="T8" style:family="text">
      <style:text-properties fo:color="#ff0000" fo:font-size="14pt" fo:font-weight="normal" style:font-size-asian="18pt" style:font-weight-asian="normal" style:font-size-complex="18pt" style:font-weight-complex="normal"/>
    </style:style>
    <style:style style:name="T9" style:family="text">
      <style:text-properties fo:color="#008000" fo:font-size="14pt" fo:font-weight="normal" style:font-size-asian="18pt" style:font-weight-asian="normal" style:font-size-complex="18pt" style:font-weight-complex="normal"/>
    </style:style>
    <style:style style:name="T10" style:family="text">
      <style:text-properties fo:color="#008000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0000ff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size-complex="10pt"/>
    </style:style>
    <style:style style:name="T13" style:family="text">
      <style:text-properties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4" style:family="text">
      <style:text-properties style:text-outline="false" fo:font-size="14pt" fo:font-weight="normal" style:letter-kerning="true" style:font-size-asian="18pt" style:font-size-complex="18pt"/>
    </style:style>
    <style:style style:name="T15" style:family="text">
      <style:text-properties style:text-outline="false" fo:font-size="14pt" fo:font-weight="normal" style:font-size-asian="18pt" style:font-size-complex="18pt"/>
    </style:style>
    <style:style style:name="T16" style:family="text">
      <style:text-properties fo:font-family="Arial" style:font-style-name="Regular" style:font-family-generic="swiss" style:font-pitch="variable" fo:font-size="14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nicial" draw:style-name="dp1" draw:master-page-name="Padrão">
        <office:forms form:automatic-focus="false" form:apply-design-mode="false"/>
        <draw:rect draw:style-name="gr1" draw:text-style-name="P1" draw:layer="layout" svg:width="22.578cm" svg:height="2.197cm" svg:x="0.002cm" svg:y="-0.014cm">
          <text:p/>
        </draw:rect>
        <draw:frame draw:style-name="gr2" draw:text-style-name="P3" draw:layer="layout" svg:width="8.033cm" svg:height="1.267cm" svg:x="0.36cm" svg:y="0.5cm">
          <draw:text-box>
            <text:p text:style-name="P2"><text:span text:style-name="T1">Título software</text:span></text:p>
          </draw:text-box>
        </draw:frame>
        <draw:rect draw:style-name="gr3" draw:text-style-name="P1" draw:layer="layout" svg:width="10.716cm" svg:height="0.564cm" svg:x="0.284cm" svg:y="2.728cm">
          <text:p/>
        </draw:rect>
        <draw:frame draw:style-name="gr4" draw:text-style-name="P4" draw:layer="layout" svg:width="5.298cm" svg:height="0.569cm" svg:x="2.967cm" svg:y="2.704cm">
          <draw:text-box>
            <text:p text:style-name="P2"><text:span text:style-name="T2">Descrição do software</text:span></text:p>
          </draw:text-box>
        </draw:frame>
        <draw:frame draw:style-name="gr5" draw:text-style-name="P5" draw:layer="layout" svg:width="6.115cm" svg:height="0.556cm" svg:x="0.247cm" svg:y="3.465cm">
          <draw:text-box>
            <text:p text:style-name="P2"><text:span text:style-name="T3">Software padrão em branco</text:span></text:p>
          </draw:text-box>
        </draw:frame>
        <draw:rect draw:style-name="gr3" draw:text-style-name="P1" draw:layer="layout" svg:width="10.716cm" svg:height="0.564cm" svg:x="0.284cm" svg:y="4.979cm">
          <text:p/>
        </draw:rect>
        <draw:frame draw:style-name="gr4" draw:text-style-name="P4" draw:layer="layout" svg:width="2.606cm" svg:height="0.569cm" svg:x="4.118cm" svg:y="4.966cm">
          <draw:text-box>
            <text:p text:style-name="P2"><text:span text:style-name="T2">Navegação</text:span></text:p>
          </draw:text-box>
        </draw:frame>
        <draw:line draw:name="atalho" draw:style-name="gr6" draw:text-style-name="P1" draw:layer="layout" svg:x1="0.268cm" svg:y1="15.478cm" svg:x2="1.819cm" svg:y2="15.478cm">
          <svg:desc>315,alarmes</svg:desc>
          <text:p/>
        </draw:line>
        <draw:frame draw:style-name="gr7" draw:text-style-name="P6" draw:layer="layout" svg:width="1.254cm" svg:height="0.568cm" svg:x="0.574cm" svg:y="7.964cm">
          <draw:text-box>
            <text:p text:style-name="P2"><text:span text:style-name="T4">F3</text:span><text:span text:style-name="T5"> - </text:span><text:span text:style-name="T5"><text:tab/></text:span></text:p>
          </draw:text-box>
        </draw:frame>
        <draw:frame draw:style-name="gr8" draw:text-style-name="P6" draw:layer="layout" svg:width="1.162cm" svg:height="0.568cm" svg:x="0.57cm" svg:y="6.832cm">
          <draw:text-box>
            <text:p text:style-name="P2"><text:span text:style-name="T4">F2</text:span><text:span text:style-name="T5"> - <text:s/></text:span></text:p>
          </draw:text-box>
        </draw:frame>
        <draw:frame draw:style-name="gr8" draw:text-style-name="P6" draw:layer="layout" svg:width="2.072cm" svg:height="0.556cm" svg:x="1.693cm" svg:y="6.856cm">
          <draw:text-box>
            <text:p text:style-name="P2"><text:span text:style-name="T5">Processo</text:span></text:p>
          </draw:text-box>
        </draw:frame>
        <draw:frame draw:style-name="gr9" draw:text-style-name="P5" draw:layer="layout" svg:width="0.883cm" svg:height="0.568cm" svg:x="0.572cm" svg:y="5.711cm">
          <draw:text-box>
            <text:p text:style-name="P2"><text:span text:style-name="T6">F1</text:span><text:span text:style-name="T3"> -</text:span></text:p>
          </draw:text-box>
        </draw:frame>
        <draw:frame draw:style-name="gr8" draw:text-style-name="P6" draw:layer="layout" svg:width="1.818cm" svg:height="0.556cm" svg:x="1.729cm" svg:y="6.273cm">
          <draw:text-box>
            <text:p text:style-name="P2"><text:span text:style-name="T5">Alarmes</text:span></text:p>
          </draw:text-box>
        </draw:frame>
        <draw:frame draw:style-name="gr10" draw:text-style-name="P6" draw:layer="layout" svg:width="3.548cm" svg:height="0.556cm" svg:x="1.693cm" svg:y="5.726cm">
          <draw:text-box>
            <text:p text:style-name="P2"><text:span text:style-name="T5">Página inicial</text:span></text:p>
          </draw:text-box>
        </draw:frame>
        <draw:rect draw:name="senha,senhaCorrente,1,6,0" draw:style-name="gr11" draw:text-style-name="P1" draw:layer="layout" svg:width="1.561cm" svg:height="0.429cm" svg:x="20.617cm" svg:y="3.462cm">
          <text:p/>
        </draw:rect>
        <draw:rect draw:style-name="gr3" draw:text-style-name="P1" draw:layer="layout" svg:width="10.716cm" svg:height="0.564cm" svg:x="11.577cm" svg:y="2.727cm">
          <text:p/>
        </draw:rect>
        <draw:frame draw:style-name="gr12" draw:text-style-name="P4" draw:layer="layout" svg:width="2.415cm" svg:height="0.819cm" svg:x="15.636cm" svg:y="2.636cm">
          <draw:text-box>
            <text:p text:style-name="P2"><text:span text:style-name="T2">Senhas</text:span></text:p>
          </draw:text-box>
        </draw:frame>
        <draw:frame draw:style-name="gr13" draw:text-style-name="P7" draw:layer="layout" svg:width="4.058cm" svg:height="0.862cm" svg:x="11.342cm" svg:y="3.32cm">
          <draw:text-box>
            <text:p text:style-name="P2"><text:span text:style-name="T3">Senha em uso</text:span></text:p>
          </draw:text-box>
        </draw:frame>
        <draw:frame draw:style-name="gr14" draw:text-style-name="P2" draw:layer="layout" svg:width="2.313cm" svg:height="0.556cm" svg:x="0.22cm" svg:y="4.011cm">
          <draw:text-box>
            <text:p text:style-name="P2"><text:span text:style-name="T3">Programa:</text:span></text:p>
          </draw:text-box>
        </draw:frame>
        <draw:frame draw:style-name="gr14" draw:text-style-name="P2" draw:layer="layout" svg:width="1.687cm" svg:height="0.556cm" svg:x="3.976cm" svg:y="4.008cm">
          <draw:text-box>
            <text:p text:style-name="P2"><text:span text:style-name="T3">Versão:</text:span></text:p>
          </draw:text-box>
        </draw:frame>
        <draw:frame draw:style-name="gr14" draw:text-style-name="P2" draw:layer="layout" svg:width="1.924cm" svg:height="0.556cm" svg:x="6.494cm" svg:y="4.004cm">
          <draw:text-box>
            <text:p text:style-name="P2"><text:span text:style-name="T3">Revisão:</text:span></text:p>
          </draw:text-box>
        </draw:frame>
        <draw:rect draw:name="int,programa,0,9999,0,4,0,0" draw:style-name="gr11" draw:text-style-name="P1" draw:layer="layout" svg:width="0.995cm" svg:height="0.365cm" svg:x="2.563cm" svg:y="4.082cm">
          <text:p/>
        </draw:rect>
        <draw:rect draw:name="int,versao,0,99,0,2,0,0" draw:style-name="gr11" draw:text-style-name="P1" draw:layer="layout" svg:width="0.376cm" svg:height="0.398cm" svg:x="5.715cm" svg:y="4.053cm">
          <text:p/>
        </draw:rect>
        <draw:rect draw:name="int,revisao,0,99,0,2,0,0" draw:style-name="gr11" draw:text-style-name="P1" draw:layer="layout" svg:width="0.376cm" svg:height="0.398cm" svg:x="8.539cm" svg:y="4.049cm">
          <text:p/>
        </draw:rect>
        <draw:frame draw:style-name="gr8" draw:text-style-name="P6" draw:layer="layout" svg:width="5.01cm" svg:height="0.556cm" svg:x="1.727cm" svg:y="7.398cm">
          <draw:text-box>
            <text:p text:style-name="P2"><text:span text:style-name="T5">Arquivo de parâmetros</text:span></text:p>
          </draw:text-box>
        </draw:frame>
        <draw:frame draw:style-name="gr8" draw:text-style-name="P6" draw:layer="layout" svg:width="5.103cm" svg:height="0.556cm" svg:x="1.693cm" svg:y="7.979cm">
          <draw:text-box>
            <text:p text:style-name="P2"><text:span text:style-name="T5">Configurações internas</text:span></text:p>
          </draw:text-box>
        </draw:frame>
        <draw:rect draw:style-name="gr15" draw:text-style-name="P1" draw:layer="layout" svg:width="22.543cm" svg:height="1.129cm" svg:x="0.001cm" svg:y="15.769cm">
          <text:p/>
        </draw:rect>
        <draw:rect draw:name="message,alarmeAtivo,1,2,6,12,8,      ,alarme" draw:style-name="gr11" draw:text-style-name="P8" draw:layer="layout" svg:width="1.567cm" svg:height="0.365cm" svg:x="20.333cm" svg:y="15.882cm">
          <text:p/>
        </draw:rect>
        <draw:frame draw:style-name="gr16" draw:text-style-name="P9" draw:layer="layout" svg:width="3.376cm" svg:height="0.704cm" svg:x="15.262cm" svg:y="16.298cm">
          <draw:text-box>
            <text:p text:style-name="P2"><text:span text:style-name="T7">Modo operação</text:span></text:p>
          </draw:text-box>
        </draw:frame>
        <draw:line draw:style-name="gr17" draw:text-style-name="P1" draw:layer="layout" svg:x1="14.207cm" svg:y1="15.769cm" svg:x2="14.207cm" svg:y2="16.933cm">
          <text:p/>
        </draw:line>
        <draw:line draw:style-name="gr17" draw:text-style-name="P1" draw:layer="layout" svg:x1="19.576cm" svg:y1="15.769cm" svg:x2="19.576cm" svg:y2="16.933cm">
          <text:p/>
        </draw:line>
        <draw:frame draw:style-name="gr16" draw:text-style-name="P9" draw:layer="layout" svg:width="1.692cm" svg:height="0.704cm" svg:x="20.282cm" svg:y="16.298cm">
          <draw:text-box>
            <text:p text:style-name="P2"><text:span text:style-name="T7">Status</text:span></text:p>
          </draw:text-box>
        </draw:frame>
        <draw:frame draw:style-name="gr18" draw:text-style-name="P3" draw:layer="layout" svg:width="4.832cm" svg:height="1.267cm" svg:x="17.361cm" svg:y="0.501cm">
          <draw:text-box>
            <text:p text:style-name="P2"><text:span text:style-name="T1">Logotipo</text:span></text:p>
          </draw:text-box>
        </draw:frame>
        <draw:rect draw:name="message,modoOperacao,0,1,12,12,2,   Manual, Automatico" draw:style-name="gr11" draw:text-style-name="P8" draw:layer="layout" svg:width="3.223cm" svg:height="0.365cm" svg:x="15.325cm" svg:y="15.89cm">
          <text:p/>
        </draw:rect>
      </draw:page>
      <draw:page draw:name="alarmes" draw:style-name="dp1" draw:master-page-name="Padrão">
        <office:forms form:automatic-focus="false" form:apply-design-mode="false"/>
        <draw:rect draw:name="alarme,campoAlarme,15,0" draw:style-name="gr11" draw:text-style-name="P1" draw:layer="layout" svg:width="0.22cm" svg:height="0.398cm" svg:x="1.159cm" svg:y="2.886cm">
          <text:p/>
        </draw:rect>
        <draw:rect draw:style-name="gr1" draw:text-style-name="P1" draw:layer="layout" svg:width="22.578cm" svg:height="2.197cm" svg:x="0cm" svg:y="0cm">
          <text:p/>
        </draw:rect>
        <draw:line draw:name="atalho" draw:style-name="gr6" draw:text-style-name="P1" draw:layer="layout" svg:x1="0.267cm" svg:y1="15.577cm" svg:x2="1.818cm" svg:y2="15.577cm">
          <text:p/>
        </draw:line>
        <draw:rect draw:style-name="gr15" draw:text-style-name="P1" draw:layer="layout" svg:width="22.543cm" svg:height="1.129cm" svg:x="0.002cm" svg:y="15.77cm">
          <text:p/>
        </draw:rect>
        <draw:rect draw:name="message,alarmeAtivo,1,2,6,12,8,      ,alarme" draw:style-name="gr11" draw:text-style-name="P8" draw:layer="layout" svg:width="1.567cm" svg:height="0.365cm" svg:x="20.334cm" svg:y="15.883cm">
          <text:p/>
        </draw:rect>
        <draw:frame draw:style-name="gr16" draw:text-style-name="P9" draw:layer="layout" svg:width="3.376cm" svg:height="0.704cm" svg:x="15.263cm" svg:y="16.299cm">
          <draw:text-box>
            <text:p text:style-name="P2"><text:span text:style-name="T7">Modo operação</text:span></text:p>
          </draw:text-box>
        </draw:frame>
        <draw:line draw:style-name="gr17" draw:text-style-name="P1" draw:layer="layout" svg:x1="14.208cm" svg:y1="15.77cm" svg:x2="14.208cm" svg:y2="16.934cm">
          <text:p/>
        </draw:line>
        <draw:line draw:style-name="gr17" draw:text-style-name="P1" draw:layer="layout" svg:x1="19.577cm" svg:y1="15.77cm" svg:x2="19.577cm" svg:y2="16.934cm">
          <text:p/>
        </draw:line>
        <draw:frame draw:style-name="gr16" draw:text-style-name="P9" draw:layer="layout" svg:width="1.692cm" svg:height="0.704cm" svg:x="20.283cm" svg:y="16.299cm">
          <draw:text-box>
            <text:p text:style-name="P2"><text:span text:style-name="T7">Status</text:span></text:p>
          </draw:text-box>
        </draw:frame>
        <draw:frame draw:style-name="gr18" draw:text-style-name="P3" draw:layer="layout" svg:width="4.832cm" svg:height="1.267cm" svg:x="17.361cm" svg:y="0.502cm">
          <draw:text-box>
            <text:p text:style-name="P2"><text:span text:style-name="T1">Logotipo</text:span></text:p>
          </draw:text-box>
        </draw:frame>
        <draw:frame draw:style-name="gr19" draw:text-style-name="P3" draw:layer="layout" svg:width="4.455cm" svg:height="1.267cm" svg:x="0.361cm" svg:y="0.501cm">
          <draw:text-box>
            <text:p text:style-name="P2"><text:span text:style-name="T1">Alarmes</text:span></text:p>
          </draw:text-box>
        </draw:frame>
        <draw:rect draw:name="message,modoOperacao,0,1,12,12,2,   Manual, Automatico" draw:style-name="gr11" draw:text-style-name="P8" draw:layer="layout" svg:width="3.223cm" svg:height="0.365cm" svg:x="15.325cm" svg:y="15.89cm">
          <text:p/>
        </draw:rect>
      </draw:page>
      <draw:page draw:name="processo" draw:style-name="dp1" draw:master-page-name="Padrão">
        <office:forms form:automatic-focus="false" form:apply-design-mode="false"/>
        <draw:rect draw:style-name="gr20" draw:text-style-name="P1" draw:layer="layout" svg:width="5.765cm" svg:height="1.161cm" svg:x="0.294cm" svg:y="7.999cm">
          <text:p/>
        </draw:rect>
        <draw:rect draw:style-name="gr20" draw:text-style-name="P1" draw:layer="layout" svg:width="1.951cm" svg:height="0.299cm" draw:transform="rotate (0.1745329251994) translate (3.574cm 12.665cm)">
          <text:p/>
        </draw:rect>
        <draw:rect draw:style-name="gr20" draw:text-style-name="P1" draw:layer="layout" svg:width="1.951cm" svg:height="0.299cm" draw:transform="rotate (-0.174532925200587) translate (3.626cm 13.342cm)">
          <text:p/>
        </draw:rect>
        <draw:rect draw:style-name="gr1" draw:text-style-name="P1" draw:layer="layout" svg:width="22.578cm" svg:height="2.197cm" svg:x="-0.001cm" svg:y="0cm">
          <text:p/>
        </draw:rect>
        <draw:line draw:name="atalho" draw:style-name="gr6" draw:text-style-name="P1" draw:layer="layout" svg:x1="0.267cm" svg:y1="15.577cm" svg:x2="1.818cm" svg:y2="15.577cm">
          <svg:desc>316,arquivos</svg:desc>
          <text:p/>
        </draw:line>
        <draw:rect draw:name="int,duracaoAvancoCilindro,0,9999,1,5,2,0" draw:style-name="gr21" draw:text-style-name="P10" draw:layer="layout" svg:width="1.246cm" svg:height="0.424cm" svg:x="20.382cm" svg:y="4.031cm">
          <text:p/>
        </draw:rect>
        <draw:rect draw:style-name="gr15" draw:text-style-name="P1" draw:layer="layout" svg:width="22.543cm" svg:height="1.129cm" svg:x="0.002cm" svg:y="15.77cm">
          <text:p/>
        </draw:rect>
        <draw:rect draw:name="message,alarmeAtivo,1,2,6,12,8,      ,alarme" draw:style-name="gr11" draw:text-style-name="P8" draw:layer="layout" svg:width="1.567cm" svg:height="0.365cm" svg:x="20.334cm" svg:y="15.883cm">
          <text:p/>
        </draw:rect>
        <draw:rect draw:name="message,modoOperacao,0,1,12,12,2,   Manual, Automatico" draw:style-name="gr11" draw:text-style-name="P8" draw:layer="layout" svg:width="3.223cm" svg:height="0.365cm" svg:x="15.324cm" svg:y="15.889cm">
          <text:p/>
        </draw:rect>
        <draw:frame draw:style-name="gr16" draw:text-style-name="P9" draw:layer="layout" svg:width="3.376cm" svg:height="0.704cm" svg:x="15.263cm" svg:y="16.299cm">
          <draw:text-box>
            <text:p text:style-name="P2"><text:span text:style-name="T7">Modo operação</text:span></text:p>
          </draw:text-box>
        </draw:frame>
        <draw:line draw:style-name="gr17" draw:text-style-name="P1" draw:layer="layout" svg:x1="14.208cm" svg:y1="15.77cm" svg:x2="14.208cm" svg:y2="16.934cm">
          <text:p/>
        </draw:line>
        <draw:line draw:style-name="gr17" draw:text-style-name="P1" draw:layer="layout" svg:x1="19.577cm" svg:y1="15.77cm" svg:x2="19.577cm" svg:y2="16.934cm">
          <text:p/>
        </draw:line>
        <draw:frame draw:style-name="gr16" draw:text-style-name="P9" draw:layer="layout" svg:width="1.692cm" svg:height="0.704cm" svg:x="20.283cm" svg:y="16.299cm">
          <draw:text-box>
            <text:p text:style-name="P2"><text:span text:style-name="T7">Status</text:span></text:p>
          </draw:text-box>
        </draw:frame>
        <draw:frame draw:style-name="gr22" draw:text-style-name="P3" draw:layer="layout" svg:width="5.082cm" svg:height="1.267cm" svg:x="0.361cm" svg:y="0.501cm">
          <draw:text-box>
            <text:p text:style-name="P2"><text:span text:style-name="T1">Processo</text:span></text:p>
          </draw:text-box>
        </draw:frame>
        <draw:rect draw:style-name="gr3" draw:text-style-name="P1" draw:layer="layout" svg:width="0.338cm" svg:height="0.498cm" svg:x="2.478cm" svg:y="12.883cm">
          <text:p/>
        </draw:rect>
        <draw:custom-shape draw:style-name="gr23" draw:text-style-name="P1" draw:layer="layout" svg:width="0.439cm" svg:height="0.233cm" svg:x="3.899cm" svg:y="13.779cm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1" draw:layer="layout" svg:width="0.439cm" svg:height="0.233cm" svg:x="2.918cm" svg:y="13.77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1" draw:layer="layout" svg:width="0.752cm" svg:height="0.699cm" svg:x="2.926cm" svg:y="12.3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0.752cm" svg:height="0.699cm" svg:x="3.626cm" svg:y="12.3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0.752cm" svg:height="0.699cm" svg:x="3.626cm" svg:y="13.1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0.752cm" svg:height="0.699cm" svg:x="2.915cm" svg:y="13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15" draw:text-style-name="P1" draw:layer="layout" svg:width="1.692cm" svg:height="1.692cm" svg:x="2.805cm" svg:y="12.286cm">
          <text:p/>
        </draw:circle>
        <draw:rect draw:style-name="gr25" draw:text-style-name="P1" draw:layer="layout" svg:width="0.878cm" svg:height="1.991cm" svg:x="10.101cm" svg:y="4.611cm">
          <text:p/>
        </draw:rect>
        <draw:rect draw:style-name="gr26" draw:text-style-name="P1" draw:layer="layout" svg:width="0.814cm" svg:height="0.233cm" svg:x="10.133cm" svg:y="5.241cm">
          <text:p/>
        </draw:rect>
        <draw:rect draw:style-name="gr26" draw:text-style-name="P1" draw:layer="layout" svg:width="0.282cm" svg:height="2.456cm" svg:x="10.415cm" svg:y="5.44cm">
          <text:p/>
        </draw:rect>
        <draw:rect draw:style-name="gr26" draw:text-style-name="P1" draw:layer="layout" svg:width="1.754cm" svg:height="0.199cm" svg:x="9.681cm" svg:y="7.896cm">
          <text:p/>
        </draw:rect>
        <draw:rect draw:style-name="gr27" draw:text-style-name="P1" draw:layer="layout" svg:width="1.693cm" svg:height="0.141cm" svg:x="9.721cm" svg:y="8.128cm">
          <text:p/>
        </draw:rect>
        <draw:rect draw:style-name="gr27" draw:text-style-name="P1" draw:layer="layout" svg:width="1.693cm" svg:height="0.141cm" svg:x="9.721cm" svg:y="8.393cm">
          <text:p/>
        </draw:rect>
        <draw:rect draw:style-name="gr27" draw:text-style-name="P1" draw:layer="layout" svg:width="1.693cm" svg:height="0.141cm" svg:x="9.721cm" svg:y="8.658cm">
          <text:p/>
        </draw:rect>
        <draw:rect draw:style-name="gr27" draw:text-style-name="P1" draw:layer="layout" svg:width="1.693cm" svg:height="0.141cm" svg:x="9.721cm" svg:y="8.923cm">
          <text:p/>
        </draw:rect>
        <draw:rect draw:style-name="gr27" draw:text-style-name="P1" draw:layer="layout" svg:width="1.693cm" svg:height="0.141cm" svg:x="9.721cm" svg:y="9.182cm">
          <text:p/>
        </draw:rect>
        <draw:rect draw:style-name="gr27" draw:text-style-name="P1" draw:layer="layout" svg:width="1.693cm" svg:height="0.141cm" svg:x="9.721cm" svg:y="9.453cm">
          <text:p/>
        </draw:rect>
        <draw:rect draw:style-name="gr27" draw:text-style-name="P1" draw:layer="layout" svg:width="1.693cm" svg:height="0.141cm" svg:x="9.721cm" svg:y="9.718cm">
          <text:p/>
        </draw:rect>
        <draw:rect draw:style-name="gr27" draw:text-style-name="P1" draw:layer="layout" svg:width="1.693cm" svg:height="0.141cm" svg:x="9.721cm" svg:y="9.977cm">
          <text:p/>
        </draw:rect>
        <draw:rect draw:style-name="gr27" draw:text-style-name="P1" draw:layer="layout" svg:width="1.693cm" svg:height="0.141cm" svg:x="9.694cm" svg:y="10.29cm">
          <text:p/>
        </draw:rect>
        <draw:rect draw:style-name="gr27" draw:text-style-name="P1" draw:layer="layout" svg:width="1.693cm" svg:height="0.141cm" svg:x="12.782cm" svg:y="10.291cm">
          <text:p/>
        </draw:rect>
        <draw:rect draw:style-name="gr25" draw:text-style-name="P1" draw:layer="layout" svg:width="1.849cm" svg:height="3.285cm" svg:x="9.631cm" svg:y="6.933cm">
          <text:p/>
        </draw:rect>
        <draw:rect draw:style-name="gr28" draw:text-style-name="P1" draw:layer="layout" svg:width="1.692cm" svg:height="1.891cm" svg:x="6.279cm" svg:y="10.351cm">
          <text:p/>
        </draw:rect>
        <draw:line draw:style-name="gr29" draw:text-style-name="P1" draw:layer="layout" svg:x1="6.31cm" svg:y1="11.346cm" svg:x2="7.908cm" svg:y2="11.346cm">
          <text:p/>
        </draw:line>
        <draw:rect draw:style-name="gr27" draw:text-style-name="P1" draw:layer="layout" svg:width="0.094cm" svg:height="0.099cm" svg:x="6.404cm" svg:y="11.479cm">
          <text:p/>
        </draw:rect>
        <draw:rect draw:style-name="gr27" draw:text-style-name="P1" draw:layer="layout" svg:width="0.094cm" svg:height="0.099cm" svg:x="6.854cm" svg:y="11.525cm">
          <text:p/>
        </draw:rect>
        <draw:rect draw:style-name="gr27" draw:text-style-name="P1" draw:layer="layout" svg:width="0.094cm" svg:height="0.099cm" svg:x="6.509cm" svg:y="11.661cm">
          <text:p/>
        </draw:rect>
        <draw:rect draw:style-name="gr27" draw:text-style-name="P1" draw:layer="layout" svg:width="0.094cm" svg:height="0.099cm" svg:x="6.334cm" svg:y="11.982cm">
          <text:p/>
        </draw:rect>
        <draw:rect draw:style-name="gr27" draw:text-style-name="P1" draw:layer="layout" svg:width="0.094cm" svg:height="0.099cm" svg:x="6.719cm" svg:y="11.973cm">
          <text:p/>
        </draw:rect>
        <draw:rect draw:style-name="gr27" draw:text-style-name="P1" draw:layer="layout" svg:width="0.094cm" svg:height="0.099cm" svg:x="6.899cm" svg:y="11.764cm">
          <text:p/>
        </draw:rect>
        <draw:rect draw:style-name="gr27" draw:text-style-name="P1" draw:layer="layout" svg:width="0.094cm" svg:height="0.099cm" svg:x="7.134cm" svg:y="11.955cm">
          <text:p/>
        </draw:rect>
        <draw:rect draw:style-name="gr27" draw:text-style-name="P1" draw:layer="layout" svg:width="0.094cm" svg:height="0.099cm" svg:x="7.149cm" svg:y="11.601cm">
          <text:p/>
        </draw:rect>
        <draw:rect draw:style-name="gr27" draw:text-style-name="P1" draw:layer="layout" svg:width="0.094cm" svg:height="0.099cm" svg:x="7.379cm" svg:y="11.662cm">
          <text:p/>
        </draw:rect>
        <draw:rect draw:style-name="gr27" draw:text-style-name="P1" draw:layer="layout" svg:width="0.094cm" svg:height="0.099cm" svg:x="7.339cm" svg:y="12.053cm">
          <text:p/>
        </draw:rect>
        <draw:rect draw:style-name="gr27" draw:text-style-name="P1" draw:layer="layout" svg:width="0.094cm" svg:height="0.099cm" svg:x="7.674cm" svg:y="11.974cm">
          <text:p/>
        </draw:rect>
        <draw:rect draw:style-name="gr27" draw:text-style-name="P1" draw:layer="layout" svg:width="0.094cm" svg:height="0.099cm" svg:x="7.714cm" svg:y="11.625cm">
          <text:p/>
        </draw:rect>
        <draw:rect draw:style-name="gr20" draw:text-style-name="P1" draw:layer="layout" svg:width="10.308cm" svg:height="0.299cm" svg:x="5.527cm" svg:y="12.308cm">
          <text:p/>
        </draw:rect>
        <draw:rect draw:style-name="gr20" draw:text-style-name="P1" draw:layer="layout" svg:width="10.308cm" svg:height="0.299cm" svg:x="5.527cm" svg:y="13.709cm">
          <text:p/>
        </draw:rect>
        <draw:circle draw:style-name="gr20" draw:text-style-name="P1" draw:layer="layout" svg:width="1.692cm" svg:height="1.692cm" svg:x="4.681cm" svg:y="12.308cm">
          <text:p/>
        </draw:circle>
        <draw:circle draw:style-name="gr15" draw:text-style-name="P1" draw:layer="layout" svg:width="1.128cm" svg:height="1.128cm" svg:x="4.963cm" svg:y="12.607cm">
          <text:p/>
        </draw:circle>
        <draw:circle draw:style-name="gr20" draw:text-style-name="P1" draw:layer="layout" svg:width="1.692cm" svg:height="1.692cm" svg:x="14.932cm" svg:y="12.308cm">
          <text:p/>
        </draw:circle>
        <draw:circle draw:style-name="gr15" draw:text-style-name="P1" draw:layer="layout" svg:width="1.128cm" svg:height="1.128cm" svg:x="15.214cm" svg:y="12.607cm">
          <text:p/>
        </draw:circle>
        <draw:path draw:style-name="gr30" draw:text-style-name="P1" draw:layer="layout" svg:width="3.508cm" svg:height="0.928cm" svg:x="6.561cm" svg:y="3.848cm" svg:viewBox="0 0 3509 929" svg:d="m0 929c0-66 344-498 344-498l470-298 533-133 595 100 596 265 470 299 313 199 188 33">
          <text:p/>
        </draw:path>
        <draw:path draw:style-name="gr30" draw:text-style-name="P1" draw:layer="layout" svg:width="3.072cm" svg:height="2.587cm" svg:x="6.997cm" svg:y="4.113cm" svg:viewBox="0 0 3073 2588" svg:d="m2 664c-31-33 314-265 314-265l344-233 251-132 157-34h188l156 100c0 0 126 199 94 166s126 265 126 265l31 365v266 232l-63 232-31 232c0 0 31 266 0 233s94 265 94 265l219 166 282 66 282-33 282-100 220-99 125-33">
          <text:p/>
        </draw:path>
        <draw:rect draw:style-name="gr3" draw:text-style-name="P1" draw:layer="layout" svg:width="2.287cm" svg:height="1.161cm" svg:x="5.464cm" svg:y="4.81cm">
          <text:p/>
        </draw:rect>
        <draw:circle draw:style-name="gr31" draw:text-style-name="P1" draw:layer="layout" svg:width="1.378cm" svg:height="1.378cm" svg:x="2.967cm" svg:y="12.441cm">
          <text:p/>
        </draw:circle>
        <draw:line draw:style-name="gr29" draw:text-style-name="P1" draw:layer="layout" svg:x1="3.169cm" svg:y1="13.625cm" svg:x2="4.143cm" svg:y2="12.651cm">
          <text:p/>
        </draw:line>
        <draw:line draw:style-name="gr29" draw:text-style-name="P1" draw:layer="layout" svg:x1="4.147cm" svg:y1="13.624cm" svg:x2="3.173cm" svg:y2="12.65cm">
          <text:p/>
        </draw:line>
        <draw:circle draw:style-name="gr15" draw:text-style-name="P1" draw:layer="layout" svg:width="0.407cm" svg:height="0.407cm" svg:x="3.45cm" svg:y="12.928cm">
          <text:p/>
        </draw:circle>
        <draw:line draw:style-name="gr32" draw:text-style-name="P1" draw:layer="layout" svg:x1="3.28cm" svg:y1="12.573cm" svg:x2="3.28cm" svg:y2="12.736cm">
          <text:p/>
        </draw:line>
        <draw:line draw:style-name="gr32" draw:text-style-name="P1" draw:layer="layout" svg:x1="3.343cm" svg:y1="12.54cm" svg:x2="3.343cm" svg:y2="12.806cm">
          <text:p/>
        </draw:line>
        <draw:line draw:style-name="gr32" draw:text-style-name="P1" draw:layer="layout" svg:x1="3.405cm" svg:y1="12.507cm" svg:x2="3.405cm" svg:y2="12.872cm">
          <text:p/>
        </draw:line>
        <draw:line draw:style-name="gr32" draw:text-style-name="P1" draw:layer="layout" svg:x1="3.469cm" svg:y1="12.479cm" svg:x2="3.468cm" svg:y2="12.938cm">
          <text:p/>
        </draw:line>
        <draw:line draw:style-name="gr32" draw:text-style-name="P1" draw:layer="layout" svg:x1="3.531cm" svg:y1="12.474cm" svg:x2="3.531cm" svg:y2="12.972cm">
          <text:p/>
        </draw:line>
        <draw:line draw:style-name="gr32" draw:text-style-name="P1" draw:layer="layout" svg:x1="3.593cm" svg:y1="12.441cm" svg:x2="3.593cm" svg:y2="12.938cm">
          <text:p/>
        </draw:line>
        <draw:line draw:style-name="gr32" draw:text-style-name="P1" draw:layer="layout" svg:x1="3.656cm" svg:y1="12.441cm" svg:x2="3.656cm" svg:y2="12.925cm">
          <text:p/>
        </draw:line>
        <draw:line draw:style-name="gr32" draw:text-style-name="P1" draw:layer="layout" svg:x1="3.719cm" svg:y1="12.474cm" svg:x2="3.719cm" svg:y2="12.938cm">
          <text:p/>
        </draw:line>
        <draw:line draw:style-name="gr32" draw:text-style-name="P1" draw:layer="layout" svg:x1="3.781cm" svg:y1="12.474cm" svg:x2="3.781cm" svg:y2="12.972cm">
          <text:p/>
        </draw:line>
        <draw:line draw:style-name="gr32" draw:text-style-name="P1" draw:layer="layout" svg:x1="3.897cm" svg:y1="12.507cm" svg:x2="3.897cm" svg:y2="12.872cm">
          <text:p/>
        </draw:line>
        <draw:line draw:style-name="gr32" draw:text-style-name="P1" draw:layer="layout" svg:x1="3.839cm" svg:y1="12.474cm" svg:x2="3.839cm" svg:y2="12.938cm">
          <text:p/>
        </draw:line>
        <draw:line draw:style-name="gr32" draw:text-style-name="P1" draw:layer="layout" svg:x1="3.959cm" svg:y1="12.53cm" svg:x2="3.959cm" svg:y2="12.829cm">
          <text:p/>
        </draw:line>
        <draw:line draw:style-name="gr32" draw:text-style-name="P1" draw:layer="layout" svg:x1="4.016cm" svg:y1="12.535cm" svg:x2="4.016cm" svg:y2="12.801cm">
          <text:p/>
        </draw:line>
        <draw:line draw:style-name="gr32" draw:text-style-name="P1" draw:layer="layout" svg:x1="3.094cm" svg:y1="13.519cm" svg:x2="3.257cm" svg:y2="13.519cm">
          <text:p/>
        </draw:line>
        <draw:line draw:style-name="gr32" draw:text-style-name="P1" draw:layer="layout" svg:x1="3.061cm" svg:y1="13.456cm" svg:x2="3.327cm" svg:y2="13.456cm">
          <text:p/>
        </draw:line>
        <draw:line draw:style-name="gr32" draw:text-style-name="P1" draw:layer="layout" svg:x1="3.028cm" svg:y1="13.394cm" svg:x2="3.393cm" svg:y2="13.394cm">
          <text:p/>
        </draw:line>
        <draw:line draw:style-name="gr32" draw:text-style-name="P1" draw:layer="layout" svg:x1="3cm" svg:y1="13.33cm" svg:x2="3.459cm" svg:y2="13.331cm">
          <text:p/>
        </draw:line>
        <draw:line draw:style-name="gr32" draw:text-style-name="P1" draw:layer="layout" svg:x1="2.995cm" svg:y1="13.268cm" svg:x2="3.493cm" svg:y2="13.268cm">
          <text:p/>
        </draw:line>
        <draw:line draw:style-name="gr32" draw:text-style-name="P1" draw:layer="layout" svg:x1="2.962cm" svg:y1="13.206cm" svg:x2="3.459cm" svg:y2="13.206cm">
          <text:p/>
        </draw:line>
        <draw:line draw:style-name="gr32" draw:text-style-name="P1" draw:layer="layout" svg:x1="2.962cm" svg:y1="13.143cm" svg:x2="3.446cm" svg:y2="13.143cm">
          <text:p/>
        </draw:line>
        <draw:line draw:style-name="gr32" draw:text-style-name="P1" draw:layer="layout" svg:x1="2.995cm" svg:y1="13.08cm" svg:x2="3.459cm" svg:y2="13.08cm">
          <text:p/>
        </draw:line>
        <draw:line draw:style-name="gr32" draw:text-style-name="P1" draw:layer="layout" svg:x1="2.995cm" svg:y1="13.018cm" svg:x2="3.493cm" svg:y2="13.018cm">
          <text:p/>
        </draw:line>
        <draw:line draw:style-name="gr32" draw:text-style-name="P1" draw:layer="layout" svg:x1="3.028cm" svg:y1="12.902cm" svg:x2="3.393cm" svg:y2="12.902cm">
          <text:p/>
        </draw:line>
        <draw:line draw:style-name="gr32" draw:text-style-name="P1" draw:layer="layout" svg:x1="2.995cm" svg:y1="12.96cm" svg:x2="3.459cm" svg:y2="12.96cm">
          <text:p/>
        </draw:line>
        <draw:line draw:style-name="gr32" draw:text-style-name="P1" draw:layer="layout" svg:x1="3.051cm" svg:y1="12.84cm" svg:x2="3.35cm" svg:y2="12.84cm">
          <text:p/>
        </draw:line>
        <draw:line draw:style-name="gr32" draw:text-style-name="P1" draw:layer="layout" svg:x1="3.056cm" svg:y1="12.783cm" svg:x2="3.322cm" svg:y2="12.783cm">
          <text:p/>
        </draw:line>
        <draw:line draw:style-name="gr32" draw:text-style-name="P1" draw:layer="layout" svg:x1="4.218cm" svg:y1="12.765cm" svg:x2="4.055cm" svg:y2="12.765cm">
          <text:p/>
        </draw:line>
        <draw:line draw:style-name="gr32" draw:text-style-name="P1" draw:layer="layout" svg:x1="4.251cm" svg:y1="12.828cm" svg:x2="3.985cm" svg:y2="12.828cm">
          <text:p/>
        </draw:line>
        <draw:line draw:style-name="gr32" draw:text-style-name="P1" draw:layer="layout" svg:x1="4.284cm" svg:y1="12.89cm" svg:x2="3.919cm" svg:y2="12.89cm">
          <text:p/>
        </draw:line>
        <draw:line draw:style-name="gr32" draw:text-style-name="P1" draw:layer="layout" svg:x1="4.312cm" svg:y1="12.954cm" svg:x2="3.853cm" svg:y2="12.953cm">
          <text:p/>
        </draw:line>
        <draw:line draw:style-name="gr32" draw:text-style-name="P1" draw:layer="layout" svg:x1="4.317cm" svg:y1="13.016cm" svg:x2="3.819cm" svg:y2="13.016cm">
          <text:p/>
        </draw:line>
        <draw:line draw:style-name="gr32" draw:text-style-name="P1" draw:layer="layout" svg:x1="4.35cm" svg:y1="13.078cm" svg:x2="3.853cm" svg:y2="13.078cm">
          <text:p/>
        </draw:line>
        <draw:line draw:style-name="gr32" draw:text-style-name="P1" draw:layer="layout" svg:x1="4.35cm" svg:y1="13.141cm" svg:x2="3.866cm" svg:y2="13.141cm">
          <text:p/>
        </draw:line>
        <draw:line draw:style-name="gr32" draw:text-style-name="P1" draw:layer="layout" svg:x1="4.317cm" svg:y1="13.204cm" svg:x2="3.853cm" svg:y2="13.204cm">
          <text:p/>
        </draw:line>
        <draw:line draw:style-name="gr32" draw:text-style-name="P1" draw:layer="layout" svg:x1="4.317cm" svg:y1="13.266cm" svg:x2="3.819cm" svg:y2="13.266cm">
          <text:p/>
        </draw:line>
        <draw:line draw:style-name="gr32" draw:text-style-name="P1" draw:layer="layout" svg:x1="4.284cm" svg:y1="13.382cm" svg:x2="3.919cm" svg:y2="13.382cm">
          <text:p/>
        </draw:line>
        <draw:line draw:style-name="gr32" draw:text-style-name="P1" draw:layer="layout" svg:x1="4.317cm" svg:y1="13.324cm" svg:x2="3.853cm" svg:y2="13.324cm">
          <text:p/>
        </draw:line>
        <draw:line draw:style-name="gr32" draw:text-style-name="P1" draw:layer="layout" svg:x1="4.261cm" svg:y1="13.444cm" svg:x2="3.962cm" svg:y2="13.444cm">
          <text:p/>
        </draw:line>
        <draw:line draw:style-name="gr32" draw:text-style-name="P1" draw:layer="layout" svg:x1="4.256cm" svg:y1="13.501cm" svg:x2="3.99cm" svg:y2="13.501cm">
          <text:p/>
        </draw:line>
        <draw:line draw:style-name="gr32" draw:text-style-name="P1" draw:layer="layout" svg:x1="4.037cm" svg:y1="13.689cm" svg:x2="4.037cm" svg:y2="13.526cm">
          <text:p/>
        </draw:line>
        <draw:line draw:style-name="gr32" draw:text-style-name="P1" draw:layer="layout" svg:x1="3.974cm" svg:y1="13.722cm" svg:x2="3.974cm" svg:y2="13.456cm">
          <text:p/>
        </draw:line>
        <draw:line draw:style-name="gr32" draw:text-style-name="P1" draw:layer="layout" svg:x1="3.912cm" svg:y1="13.755cm" svg:x2="3.912cm" svg:y2="13.39cm">
          <text:p/>
        </draw:line>
        <draw:line draw:style-name="gr32" draw:text-style-name="P1" draw:layer="layout" svg:x1="3.848cm" svg:y1="13.783cm" svg:x2="3.849cm" svg:y2="13.324cm">
          <text:p/>
        </draw:line>
        <draw:line draw:style-name="gr32" draw:text-style-name="P1" draw:layer="layout" svg:x1="3.786cm" svg:y1="13.788cm" svg:x2="3.786cm" svg:y2="13.29cm">
          <text:p/>
        </draw:line>
        <draw:line draw:style-name="gr32" draw:text-style-name="P1" draw:layer="layout" svg:x1="3.724cm" svg:y1="13.821cm" svg:x2="3.724cm" svg:y2="13.324cm">
          <text:p/>
        </draw:line>
        <draw:line draw:style-name="gr32" draw:text-style-name="P1" draw:layer="layout" svg:x1="3.661cm" svg:y1="13.821cm" svg:x2="3.661cm" svg:y2="13.337cm">
          <text:p/>
        </draw:line>
        <draw:line draw:style-name="gr32" draw:text-style-name="P1" draw:layer="layout" svg:x1="3.598cm" svg:y1="13.788cm" svg:x2="3.598cm" svg:y2="13.324cm">
          <text:p/>
        </draw:line>
        <draw:line draw:style-name="gr32" draw:text-style-name="P1" draw:layer="layout" svg:x1="3.536cm" svg:y1="13.788cm" svg:x2="3.536cm" svg:y2="13.29cm">
          <text:p/>
        </draw:line>
        <draw:line draw:style-name="gr32" draw:text-style-name="P1" draw:layer="layout" svg:x1="3.42cm" svg:y1="13.755cm" svg:x2="3.42cm" svg:y2="13.39cm">
          <text:p/>
        </draw:line>
        <draw:line draw:style-name="gr32" draw:text-style-name="P1" draw:layer="layout" svg:x1="3.478cm" svg:y1="13.788cm" svg:x2="3.478cm" svg:y2="13.324cm">
          <text:p/>
        </draw:line>
        <draw:line draw:style-name="gr32" draw:text-style-name="P1" draw:layer="layout" svg:x1="3.358cm" svg:y1="13.732cm" svg:x2="3.358cm" svg:y2="13.433cm">
          <text:p/>
        </draw:line>
        <draw:line draw:style-name="gr32" draw:text-style-name="P1" draw:layer="layout" svg:x1="3.301cm" svg:y1="13.727cm" svg:x2="3.301cm" svg:y2="13.461cm">
          <text:p/>
        </draw:line>
        <draw:rect draw:style-name="gr28" draw:text-style-name="P1" draw:layer="layout" svg:width="1.692cm" svg:height="1.891cm" svg:x="9.7cm" svg:y="10.352cm">
          <text:p/>
        </draw:rect>
        <draw:line draw:style-name="gr29" draw:text-style-name="P1" draw:layer="layout" svg:x1="9.731cm" svg:y1="11.347cm" svg:x2="11.329cm" svg:y2="11.347cm">
          <text:p/>
        </draw:line>
        <draw:rect draw:style-name="gr27" draw:text-style-name="P1" draw:layer="layout" svg:width="0.094cm" svg:height="0.099cm" svg:x="9.825cm" svg:y="11.48cm">
          <text:p/>
        </draw:rect>
        <draw:rect draw:style-name="gr27" draw:text-style-name="P1" draw:layer="layout" svg:width="0.094cm" svg:height="0.099cm" svg:x="10.275cm" svg:y="11.526cm">
          <text:p/>
        </draw:rect>
        <draw:rect draw:style-name="gr27" draw:text-style-name="P1" draw:layer="layout" svg:width="0.094cm" svg:height="0.099cm" svg:x="9.93cm" svg:y="11.662cm">
          <text:p/>
        </draw:rect>
        <draw:rect draw:style-name="gr27" draw:text-style-name="P1" draw:layer="layout" svg:width="0.094cm" svg:height="0.099cm" svg:x="9.755cm" svg:y="11.983cm">
          <text:p/>
        </draw:rect>
        <draw:rect draw:style-name="gr27" draw:text-style-name="P1" draw:layer="layout" svg:width="0.094cm" svg:height="0.099cm" svg:x="10.14cm" svg:y="11.974cm">
          <text:p/>
        </draw:rect>
        <draw:rect draw:style-name="gr27" draw:text-style-name="P1" draw:layer="layout" svg:width="0.094cm" svg:height="0.099cm" svg:x="10.32cm" svg:y="11.765cm">
          <text:p/>
        </draw:rect>
        <draw:rect draw:style-name="gr27" draw:text-style-name="P1" draw:layer="layout" svg:width="0.094cm" svg:height="0.099cm" svg:x="10.555cm" svg:y="11.956cm">
          <text:p/>
        </draw:rect>
        <draw:rect draw:style-name="gr27" draw:text-style-name="P1" draw:layer="layout" svg:width="0.094cm" svg:height="0.099cm" svg:x="10.57cm" svg:y="11.602cm">
          <text:p/>
        </draw:rect>
        <draw:rect draw:style-name="gr27" draw:text-style-name="P1" draw:layer="layout" svg:width="0.094cm" svg:height="0.099cm" svg:x="10.8cm" svg:y="11.663cm">
          <text:p/>
        </draw:rect>
        <draw:rect draw:style-name="gr27" draw:text-style-name="P1" draw:layer="layout" svg:width="0.094cm" svg:height="0.099cm" svg:x="10.76cm" svg:y="12.054cm">
          <text:p/>
        </draw:rect>
        <draw:rect draw:style-name="gr27" draw:text-style-name="P1" draw:layer="layout" svg:width="0.094cm" svg:height="0.099cm" svg:x="11.095cm" svg:y="11.975cm">
          <text:p/>
        </draw:rect>
        <draw:rect draw:style-name="gr27" draw:text-style-name="P1" draw:layer="layout" svg:width="0.094cm" svg:height="0.099cm" svg:x="11.135cm" svg:y="11.626cm">
          <text:p/>
        </draw:rect>
        <draw:rect draw:style-name="gr28" draw:text-style-name="P1" draw:layer="layout" svg:width="1.692cm" svg:height="1.891cm" svg:x="12.779cm" svg:y="10.353cm">
          <text:p/>
        </draw:rect>
        <draw:line draw:style-name="gr29" draw:text-style-name="P1" draw:layer="layout" svg:x1="12.81cm" svg:y1="11.348cm" svg:x2="14.408cm" svg:y2="11.348cm">
          <text:p/>
        </draw:line>
        <draw:rect draw:style-name="gr27" draw:text-style-name="P1" draw:layer="layout" svg:width="0.094cm" svg:height="0.099cm" svg:x="12.904cm" svg:y="11.481cm">
          <text:p/>
        </draw:rect>
        <draw:rect draw:style-name="gr27" draw:text-style-name="P1" draw:layer="layout" svg:width="0.094cm" svg:height="0.099cm" svg:x="13.354cm" svg:y="11.527cm">
          <text:p/>
        </draw:rect>
        <draw:rect draw:style-name="gr27" draw:text-style-name="P1" draw:layer="layout" svg:width="0.094cm" svg:height="0.099cm" svg:x="13.009cm" svg:y="11.663cm">
          <text:p/>
        </draw:rect>
        <draw:rect draw:style-name="gr27" draw:text-style-name="P1" draw:layer="layout" svg:width="0.094cm" svg:height="0.099cm" svg:x="12.834cm" svg:y="11.984cm">
          <text:p/>
        </draw:rect>
        <draw:rect draw:style-name="gr27" draw:text-style-name="P1" draw:layer="layout" svg:width="0.094cm" svg:height="0.099cm" svg:x="13.219cm" svg:y="11.975cm">
          <text:p/>
        </draw:rect>
        <draw:rect draw:style-name="gr27" draw:text-style-name="P1" draw:layer="layout" svg:width="0.094cm" svg:height="0.099cm" svg:x="13.399cm" svg:y="11.766cm">
          <text:p/>
        </draw:rect>
        <draw:rect draw:style-name="gr27" draw:text-style-name="P1" draw:layer="layout" svg:width="0.094cm" svg:height="0.099cm" svg:x="13.634cm" svg:y="11.957cm">
          <text:p/>
        </draw:rect>
        <draw:rect draw:style-name="gr27" draw:text-style-name="P1" draw:layer="layout" svg:width="0.094cm" svg:height="0.099cm" svg:x="13.649cm" svg:y="11.603cm">
          <text:p/>
        </draw:rect>
        <draw:rect draw:style-name="gr27" draw:text-style-name="P1" draw:layer="layout" svg:width="0.094cm" svg:height="0.099cm" svg:x="13.879cm" svg:y="11.664cm">
          <text:p/>
        </draw:rect>
        <draw:rect draw:style-name="gr27" draw:text-style-name="P1" draw:layer="layout" svg:width="0.094cm" svg:height="0.099cm" svg:x="13.839cm" svg:y="12.055cm">
          <text:p/>
        </draw:rect>
        <draw:rect draw:style-name="gr27" draw:text-style-name="P1" draw:layer="layout" svg:width="0.094cm" svg:height="0.099cm" svg:x="14.174cm" svg:y="11.976cm">
          <text:p/>
        </draw:rect>
        <draw:rect draw:style-name="gr27" draw:text-style-name="P1" draw:layer="layout" svg:width="0.094cm" svg:height="0.099cm" svg:x="14.214cm" svg:y="11.627cm">
          <text:p/>
        </draw:rect>
        <draw:frame draw:style-name="gr33" draw:text-style-name="P11" draw:layer="layout" svg:width="3.143cm" svg:height="0.556cm" svg:x="1.046cm" svg:y="4.038cm">
          <draw:text-box>
            <text:p text:style-name="P2"><text:span text:style-name="T8">Recua cilindro</text:span></text:p>
          </draw:text-box>
        </draw:frame>
        <draw:frame draw:style-name="gr34" draw:text-style-name="P11" draw:layer="layout" svg:width="3.351cm" svg:height="0.556cm" svg:x="0.878cm" svg:y="5.666cm">
          <draw:text-box>
            <text:p text:style-name="P2"><text:span text:style-name="T8">Avança cilindro</text:span></text:p>
          </draw:text-box>
        </draw:frame>
        <draw:rect draw:name="bool,saidaRecuaCilindro,0,0,0,1" draw:style-name="gr11" draw:text-style-name="P12" draw:layer="layout" svg:width="0.195cm" svg:height="0.365cm" svg:x="4.55cm" svg:y="4.085cm">
          <text:p/>
        </draw:rect>
        <draw:rect draw:name="bool,saidaAvancaCilindro,0,0,0,1" draw:style-name="gr11" draw:text-style-name="P12" draw:layer="layout" svg:width="0.195cm" svg:height="0.365cm" svg:x="4.551cm" svg:y="5.744cm">
          <text:p/>
        </draw:rect>
        <draw:rect draw:name="bool,entradaCilindroRecuado,0,0,0,1" draw:style-name="gr11" draw:text-style-name="P12" draw:layer="layout" svg:width="0.195cm" svg:height="0.365cm" svg:x="11.308cm" svg:y="4.068cm">
          <text:p/>
        </draw:rect>
        <draw:frame draw:style-name="gr33" draw:text-style-name="P14" draw:layer="layout" svg:width="3.609cm" svg:height="0.556cm" svg:x="9.614cm" svg:y="3.406cm">
          <draw:text-box>
            <text:p text:style-name="P13"><text:span text:style-name="T9">Cilindro recuado</text:span></text:p>
          </draw:text-box>
        </draw:frame>
        <draw:rect draw:name="bool,entradaPoteEmbaixoDoCilindro,0,0,0,1" draw:style-name="gr11" draw:text-style-name="P12" draw:layer="layout" svg:width="0.195cm" svg:height="0.365cm" svg:x="11.31cm" svg:y="12.491cm">
          <text:p/>
        </draw:rect>
        <draw:frame draw:style-name="gr33" draw:text-style-name="P16" draw:layer="layout" svg:width="5.425cm" svg:height="0.556cm" svg:x="8.647cm" svg:y="12.96cm">
          <draw:text-box>
            <text:p text:style-name="P15"><text:span text:style-name="T10">Pote embaixo do cilindro</text:span></text:p>
          </draw:text-box>
        </draw:frame>
        <draw:frame draw:style-name="gr34" draw:text-style-name="P11" draw:layer="layout" svg:width="3.973cm" svg:height="0.556cm" svg:x="0.128cm" svg:y="11.316cm">
          <draw:text-box>
            <text:p text:style-name="P2"><text:span text:style-name="T8">Liga motor esteira</text:span></text:p>
          </draw:text-box>
        </draw:frame>
        <draw:rect draw:name="bool,saidaLigaMotorEsteira,0,0,0,1" draw:style-name="gr11" draw:text-style-name="P12" draw:layer="layout" svg:width="0.195cm" svg:height="0.365cm" svg:x="4.251cm" svg:y="11.394cm">
          <text:p/>
        </draw:rect>
        <draw:frame draw:style-name="gr18" draw:text-style-name="P3" draw:layer="layout" svg:width="4.832cm" svg:height="1.267cm" svg:x="17.361cm" svg:y="0.502cm">
          <draw:text-box>
            <text:p text:style-name="P2"><text:span text:style-name="T1">Logotipo</text:span></text:p>
          </draw:text-box>
        </draw:frame>
        <draw:frame draw:style-name="gr35" draw:text-style-name="P18" draw:layer="layout" svg:width="1.829cm" svg:height="0.467cm" svg:x="0.63cm" svg:y="8.05cm">
          <draw:text-box>
            <text:p text:style-name="P17"><text:span text:style-name="T11">Sinóptico</text:span></text:p>
          </draw:text-box>
        </draw:frame>
        <draw:rect draw:name="message,sinoptico,0,5,19,15,2,                   ,Esperando Start    ,Recua cilindro     ,Esperando novo pote,Avanca cilindro    ,Fim ciclo" draw:style-name="gr11" draw:text-style-name="P8" draw:layer="layout" svg:width="5.213cm" svg:height="0.365cm" svg:x="0.633cm" svg:y="8.554cm">
          <text:p/>
        </draw:rect>
        <draw:rect draw:style-name="gr3" draw:text-style-name="P1" draw:layer="layout" svg:width="8.399cm" svg:height="0.564cm" svg:x="14.1cm" svg:y="3.293cm">
          <text:p/>
        </draw:rect>
        <draw:frame draw:style-name="gr4" draw:text-style-name="P4" draw:layer="layout" svg:width="4.739cm" svg:height="0.569cm" svg:x="16.091cm" svg:y="3.328cm">
          <draw:text-box>
            <text:p text:style-name="P2"><text:span text:style-name="T2">Parâmetros do ciclo</text:span></text:p>
          </draw:text-box>
        </draw:frame>
        <draw:frame draw:style-name="gr36" draw:text-style-name="P17" draw:layer="layout" svg:width="4.252cm" svg:height="0.557cm" svg:x="14.115cm" svg:y="4.123cm">
          <draw:text-box>
            <text:p text:style-name="P17"><text:span text:style-name="T12">Duração avanço do cilindro</text:span></text:p>
          </draw:text-box>
        </draw:frame>
        <draw:frame draw:style-name="gr36" draw:text-style-name="P17" draw:layer="layout" svg:width="0.569cm" svg:height="0.557cm" svg:x="21.815cm" svg:y="4.124cm">
          <draw:text-box>
            <text:p text:style-name="P17"><text:span text:style-name="T12">seg</text:span></text:p>
          </draw:text-box>
        </draw:frame>
      </draw:page>
      <draw:page draw:name="arquivos" draw:style-name="dp1" draw:master-page-name="Padrão">
        <office:forms form:automatic-focus="false" form:apply-design-mode="false"/>
        <draw:rect draw:name="long,numeroArquivo,0,999999,1,6,0,1" draw:style-name="gr37" draw:text-style-name="P1" draw:layer="layout" svg:width="1.598cm" svg:height="0.464cm" svg:x="5.141cm" svg:y="2.881cm">
          <text:p/>
        </draw:rect>
        <draw:frame draw:style-name="gr38" draw:text-style-name="P19" draw:layer="layout" svg:width="6.706cm" svg:height="0.806cm" svg:x="13.83cm" svg:y="2.773cm">
          <draw:text-box>
            <text:p text:style-name="P2"><text:span text:style-name="T13">(1-Salvar, 2-Ler, 3-Eliminar)</text:span></text:p>
          </draw:text-box>
        </draw:frame>
        <draw:rect draw:name="message,statusOperacaoArquivos,0,7,60,13,0,,Operacoes com arquivos so' podem ser realizadas em manual,Arquivo ja' existe. &lt;ENTER&gt; p/ confirmar ou &lt;ESC&gt; p/ cancelar,Arquivo gravado com sucesso,Arquivo nao existe,&lt;ENTER&gt; p/ confirmar eliminacao arquivo ou &lt;ESC&gt; p/ cancelar,Arquivo eliminado,Arq. lido com sucesso" draw:style-name="gr37" draw:text-style-name="P1" draw:layer="layout" svg:width="0.188cm" svg:height="0.464cm" svg:x="2.299cm" svg:y="4.002cm">
          <text:p/>
        </draw:rect>
        <draw:rect draw:name="arquivos,campoNomesArquivos" draw:style-name="gr37" draw:text-style-name="P1" draw:layer="layout" svg:width="0.177cm" svg:height="0.464cm" svg:x="0.888cm" svg:y="6.815cm">
          <text:p/>
        </draw:rect>
        <draw:rect draw:name="int,operacaoArquivos,1,3,1,1,0,1" draw:style-name="gr37" draw:text-style-name="P1" draw:layer="layout" svg:width="0.188cm" svg:height="0.464cm" svg:x="13.301cm" svg:y="2.878cm">
          <text:p/>
        </draw:rect>
        <draw:rect draw:style-name="gr1" draw:text-style-name="P1" draw:layer="layout" svg:width="22.578cm" svg:height="2.197cm" svg:x="-0.001cm" svg:y="0cm">
          <text:p/>
        </draw:rect>
        <draw:frame draw:style-name="gr12" draw:text-style-name="P20" draw:layer="layout" svg:width="5.176cm" svg:height="0.819cm" svg:x="0.32cm" svg:y="2.786cm">
          <draw:text-box>
            <text:p text:style-name="P2"><text:span text:style-name="T14">Número do arquivo:</text:span></text:p>
          </draw:text-box>
        </draw:frame>
        <draw:frame draw:style-name="gr12" draw:text-style-name="P21" draw:layer="layout" svg:width="2.101cm" svg:height="0.819cm" svg:x="0.34cm" svg:y="3.906cm">
          <draw:text-box>
            <text:p text:style-name="P2"><text:span text:style-name="T15">Status:</text:span></text:p>
          </draw:text-box>
        </draw:frame>
        <draw:frame draw:style-name="gr12" draw:text-style-name="P21" draw:layer="layout" svg:width="2.831cm" svg:height="0.819cm" svg:x="10.482cm" svg:y="2.788cm">
          <draw:text-box>
            <text:p text:style-name="P2"><text:span text:style-name="T15">Operação:</text:span></text:p>
          </draw:text-box>
        </draw:frame>
        <draw:rect draw:style-name="gr3" draw:text-style-name="P1" draw:layer="layout" svg:width="21.963cm" svg:height="0.564cm" svg:x="0.283cm" svg:y="5.649cm">
          <text:p/>
        </draw:rect>
        <draw:frame draw:style-name="gr39" draw:text-style-name="P4" draw:layer="layout" svg:width="5.372cm" svg:height="0.818cm" svg:x="8.352cm" svg:y="5.502cm">
          <draw:text-box>
            <text:p text:style-name="P2"><text:span text:style-name="T2">Arquivos existentes</text:span></text:p>
          </draw:text-box>
        </draw:frame>
        <draw:line draw:name="atalho" draw:style-name="gr6" draw:text-style-name="P1" draw:layer="layout" svg:x1="0.267cm" svg:y1="15.577cm" svg:x2="1.818cm" svg:y2="15.577cm">
          <text:p/>
        </draw:line>
        <draw:rect draw:style-name="gr15" draw:text-style-name="P1" draw:layer="layout" svg:width="22.543cm" svg:height="1.129cm" svg:x="0.002cm" svg:y="15.77cm">
          <text:p/>
        </draw:rect>
        <draw:rect draw:name="message,alarmeAtivo,1,2,6,12,8,      ,alarme" draw:style-name="gr11" draw:text-style-name="P8" draw:layer="layout" svg:width="1.567cm" svg:height="0.365cm" svg:x="20.334cm" svg:y="15.883cm">
          <text:p/>
        </draw:rect>
        <draw:frame draw:style-name="gr16" draw:text-style-name="P9" draw:layer="layout" svg:width="3.376cm" svg:height="0.704cm" svg:x="15.263cm" svg:y="16.299cm">
          <draw:text-box>
            <text:p text:style-name="P2"><text:span text:style-name="T7">Modo operação</text:span></text:p>
          </draw:text-box>
        </draw:frame>
        <draw:line draw:style-name="gr17" draw:text-style-name="P1" draw:layer="layout" svg:x1="14.208cm" svg:y1="15.77cm" svg:x2="14.208cm" svg:y2="16.934cm">
          <text:p/>
        </draw:line>
        <draw:line draw:style-name="gr17" draw:text-style-name="P1" draw:layer="layout" svg:x1="19.577cm" svg:y1="15.77cm" svg:x2="19.577cm" svg:y2="16.934cm">
          <text:p/>
        </draw:line>
        <draw:frame draw:style-name="gr16" draw:text-style-name="P9" draw:layer="layout" svg:width="1.692cm" svg:height="0.704cm" svg:x="20.283cm" svg:y="16.299cm">
          <draw:text-box>
            <text:p text:style-name="P2"><text:span text:style-name="T7">Status</text:span></text:p>
          </draw:text-box>
        </draw:frame>
        <draw:frame draw:style-name="gr18" draw:text-style-name="P3" draw:layer="layout" svg:width="4.832cm" svg:height="1.267cm" svg:x="17.361cm" svg:y="0.502cm">
          <draw:text-box>
            <text:p text:style-name="P2"><text:span text:style-name="T1">Logotipo</text:span></text:p>
          </draw:text-box>
        </draw:frame>
        <draw:frame draw:style-name="gr40" draw:text-style-name="P3" draw:layer="layout" svg:width="12.359cm" svg:height="1.267cm" svg:x="0.361cm" svg:y="0.501cm">
          <draw:text-box>
            <text:p text:style-name="P2"><text:span text:style-name="T1">Arquivo de parâmetros</text:span></text:p>
          </draw:text-box>
        </draw:frame>
        <draw:rect draw:name="message,modoOperacao,0,1,12,12,2,   Manual, Automatico" draw:style-name="gr11" draw:text-style-name="P8" draw:layer="layout" svg:width="3.223cm" svg:height="0.365cm" svg:x="15.325cm" svg:y="15.89cm">
          <text:p/>
        </draw:rect>
      </draw:page>
      <draw:page draw:name="confint" draw:style-name="dp1" draw:master-page-name="Padrão">
        <office:forms form:automatic-focus="false" form:apply-design-mode="false"/>
        <draw:rect draw:style-name="gr1" draw:text-style-name="P1" draw:layer="layout" svg:width="22.578cm" svg:height="2.197cm" svg:x="0cm" svg:y="0cm">
          <text:p/>
        </draw:rect>
        <draw:line draw:name="atalho" draw:style-name="gr6" draw:text-style-name="P1" draw:layer="layout" svg:x1="0.267cm" svg:y1="15.577cm" svg:x2="1.818cm" svg:y2="15.577cm">
          <text:p/>
        </draw:line>
        <draw:frame draw:style-name="gr41" draw:text-style-name="P22" draw:layer="layout" svg:width="5.757cm" svg:height="0.806cm" svg:x="11.342cm" svg:y="3.346cm">
          <draw:text-box>
            <text:p text:style-name="P2"><text:span text:style-name="T16">Número config MCP</text:span></text:p>
          </draw:text-box>
        </draw:frame>
        <draw:rect draw:name="long,statusCAN_numeroConfigMCP,0,999999,1,6,0,2" draw:style-name="gr37" draw:text-style-name="P23" draw:layer="layout" svg:width="1.576cm" svg:height="0.403cm" svg:x="20.648cm" svg:y="3.516cm">
          <text:p/>
        </draw:rect>
        <draw:rect draw:name="long,statusCAN_maxContadorTimeout,0,999999,1,6,0,2" draw:style-name="gr37" draw:text-style-name="P23" draw:layer="layout" svg:width="1.569cm" svg:height="0.464cm" svg:x="20.648cm" svg:y="4.004cm">
          <text:p/>
        </draw:rect>
        <draw:rect draw:name="int,statusBC8E,0,9999,1,4,0,2" draw:style-name="gr37" draw:text-style-name="P23" draw:layer="layout" svg:width="1.021cm" svg:height="0.464cm" svg:x="14.433cm" svg:y="5.128cm">
          <text:p/>
        </draw:rect>
        <draw:rect draw:name="int,statusBC4TP,0,9999,1,4,0,2" draw:style-name="gr37" draw:text-style-name="P23" draw:layer="layout" svg:width="1.021cm" svg:height="0.464cm" svg:x="17.804cm" svg:y="5.144cm">
          <text:p/>
        </draw:rect>
        <draw:rect draw:style-name="gr3" draw:text-style-name="P1" draw:layer="layout" svg:width="10.716cm" svg:height="0.564cm" svg:x="11.562cm" svg:y="2.728cm">
          <text:p/>
        </draw:rect>
        <draw:frame draw:style-name="gr12" draw:text-style-name="P4" draw:layer="layout" svg:width="6.014cm" svg:height="0.819cm" svg:x="14.227cm" svg:y="2.626cm">
          <draw:text-box>
            <text:p text:style-name="P2"><text:span text:style-name="T2">Comunicação placas</text:span></text:p>
          </draw:text-box>
        </draw:frame>
        <draw:frame draw:style-name="gr42" draw:text-style-name="P7" draw:layer="layout" svg:width="5.282cm" svg:height="0.806cm" svg:x="11.342cm" svg:y="3.908cm">
          <draw:text-box>
            <text:p text:style-name="P2"><text:span text:style-name="T16">Número Max Timeout</text:span></text:p>
          </draw:text-box>
        </draw:frame>
        <draw:frame draw:style-name="gr43" draw:text-style-name="P7" draw:layer="layout" svg:width="1.958cm" svg:height="0.806cm" svg:x="11.327cm" svg:y="5.027cm">
          <draw:text-box>
            <text:p text:style-name="P2"><text:span text:style-name="T16">Status </text:span></text:p>
          </draw:text-box>
        </draw:frame>
        <draw:frame draw:style-name="gr44" draw:text-style-name="P7" draw:layer="layout" svg:width="2.279cm" svg:height="0.806cm" svg:x="15.922cm" svg:y="5.027cm">
          <draw:text-box>
            <text:p text:style-name="P2"><text:span text:style-name="T16">BC4TP</text:span></text:p>
          </draw:text-box>
        </draw:frame>
        <draw:frame draw:style-name="gr44" draw:text-style-name="P7" draw:layer="layout" svg:width="2.2cm" svg:height="0.806cm" svg:x="19.207cm" svg:y="5.027cm">
          <draw:text-box>
            <text:p text:style-name="P2"><text:span text:style-name="T16">BC4EA</text:span></text:p>
          </draw:text-box>
        </draw:frame>
        <draw:rect draw:name="int,statusBC4EA,0,9999,1,4,0,2" draw:style-name="gr37" draw:text-style-name="P23" draw:layer="layout" svg:width="1.021cm" svg:height="0.441cm" svg:x="21.196cm" svg:y="5.154cm">
          <text:p/>
        </draw:rect>
        <draw:rect draw:name="senha,senhaProtecaoNivel3,1,6,3" draw:style-name="gr11" draw:text-style-name="P1" draw:layer="layout" svg:width="1.561cm" svg:height="0.43cm" svg:x="9.349cm" svg:y="5.115cm">
          <text:p/>
        </draw:rect>
        <draw:rect draw:name="senha,senhaProtecaoNivel2,1,6,3" draw:style-name="gr11" draw:text-style-name="P1" draw:layer="layout" svg:width="1.561cm" svg:height="0.427cm" svg:x="9.336cm" svg:y="4.554cm">
          <text:p/>
        </draw:rect>
        <draw:rect draw:name="senha,senhaProtecaoNivel1,1,6,3" draw:style-name="gr11" draw:text-style-name="P1" draw:layer="layout" svg:width="1.561cm" svg:height="0.461cm" svg:x="9.336cm" svg:y="3.977cm">
          <text:p/>
        </draw:rect>
        <draw:rect draw:style-name="gr3" draw:text-style-name="P1" draw:layer="layout" svg:width="10.716cm" svg:height="0.564cm" svg:x="0.283cm" svg:y="2.73cm">
          <text:p/>
        </draw:rect>
        <draw:frame draw:style-name="gr12" draw:text-style-name="P4" draw:layer="layout" svg:width="2.415cm" svg:height="0.819cm" svg:x="4.542cm" svg:y="2.59cm">
          <draw:text-box>
            <text:p text:style-name="P2"><text:span text:style-name="T2">Senhas</text:span></text:p>
          </draw:text-box>
        </draw:frame>
        <draw:frame draw:style-name="gr45" draw:text-style-name="P7" draw:layer="layout" svg:width="5.344cm" svg:height="0.612cm" svg:x="0.255cm" svg:y="4.031cm">
          <draw:text-box>
            <text:p text:style-name="P2"><text:span text:style-name="T3">Definição senha Nivel <text:s/>1</text:span></text:p>
          </draw:text-box>
        </draw:frame>
        <draw:frame draw:style-name="gr46" draw:text-style-name="P2" draw:layer="layout" svg:width="2.259cm" svg:height="0.807cm" svg:x="12.846cm" svg:y="5.027cm">
          <draw:text-box>
            <text:p text:style-name="P2"><text:span text:style-name="T16">BC8E</text:span></text:p>
          </draw:text-box>
        </draw:frame>
        <draw:rect draw:name="senha,senhaCorrente,1,6,0" draw:style-name="gr11" draw:text-style-name="P1" draw:layer="layout" svg:width="1.561cm" svg:height="0.429cm" svg:x="9.345cm" svg:y="3.462cm">
          <text:p/>
        </draw:rect>
        <draw:frame draw:style-name="gr45" draw:text-style-name="P7" draw:layer="layout" svg:width="3.198cm" svg:height="0.612cm" svg:x="0.272cm" svg:y="3.464cm">
          <draw:text-box>
            <text:p text:style-name="P2"><text:span text:style-name="T3">Senha em uso</text:span></text:p>
          </draw:text-box>
        </draw:frame>
        <draw:rect draw:name="long,refAtrasoSPI,1,999999,3,6,0,0" draw:style-name="gr37" draw:text-style-name="P23" draw:layer="layout" svg:width="1.477cm" svg:height="0.464cm" svg:x="20.713cm" svg:y="4.566cm">
          <text:p/>
        </draw:rect>
        <draw:frame draw:style-name="gr47" draw:text-style-name="P2" draw:layer="layout" svg:width="4.72cm" svg:height="0.806cm" svg:x="11.311cm" svg:y="4.462cm">
          <draw:text-box>
            <text:p text:style-name="P2"><text:span text:style-name="T16">Ref.atraso SPI </text:span></text:p>
          </draw:text-box>
        </draw:frame>
        <draw:rect draw:style-name="gr15" draw:text-style-name="P1" draw:layer="layout" svg:width="22.543cm" svg:height="1.129cm" svg:x="0.002cm" svg:y="15.77cm">
          <text:p/>
        </draw:rect>
        <draw:rect draw:name="message,alarmeAtivo,1,2,6,12,8,      ,alarme" draw:style-name="gr11" draw:text-style-name="P8" draw:layer="layout" svg:width="1.567cm" svg:height="0.365cm" svg:x="20.334cm" svg:y="15.883cm">
          <text:p/>
        </draw:rect>
        <draw:frame draw:style-name="gr16" draw:text-style-name="P9" draw:layer="layout" svg:width="3.376cm" svg:height="0.704cm" svg:x="15.263cm" svg:y="16.299cm">
          <draw:text-box>
            <text:p text:style-name="P2"><text:span text:style-name="T7">Modo operação</text:span></text:p>
          </draw:text-box>
        </draw:frame>
        <draw:line draw:style-name="gr17" draw:text-style-name="P1" draw:layer="layout" svg:x1="14.208cm" svg:y1="15.77cm" svg:x2="14.208cm" svg:y2="16.934cm">
          <text:p/>
        </draw:line>
        <draw:line draw:style-name="gr17" draw:text-style-name="P1" draw:layer="layout" svg:x1="19.577cm" svg:y1="15.77cm" svg:x2="19.577cm" svg:y2="16.934cm">
          <text:p/>
        </draw:line>
        <draw:frame draw:style-name="gr16" draw:text-style-name="P9" draw:layer="layout" svg:width="1.692cm" svg:height="0.704cm" svg:x="20.283cm" svg:y="16.299cm">
          <draw:text-box>
            <text:p text:style-name="P2"><text:span text:style-name="T7">Status</text:span></text:p>
          </draw:text-box>
        </draw:frame>
        <draw:frame draw:style-name="gr18" draw:text-style-name="P3" draw:layer="layout" svg:width="4.832cm" svg:height="1.267cm" svg:x="17.361cm" svg:y="0.502cm">
          <draw:text-box>
            <text:p text:style-name="P2"><text:span text:style-name="T1">Logotipo</text:span></text:p>
          </draw:text-box>
        </draw:frame>
        <draw:frame draw:style-name="gr40" draw:text-style-name="P3" draw:layer="layout" svg:width="12.609cm" svg:height="1.267cm" svg:x="0.361cm" svg:y="0.501cm">
          <draw:text-box>
            <text:p text:style-name="P2"><text:span text:style-name="T1">Configurações internas</text:span></text:p>
          </draw:text-box>
        </draw:frame>
        <draw:frame draw:style-name="gr45" draw:text-style-name="P7" draw:layer="layout" svg:width="5.344cm" svg:height="0.612cm" svg:x="0.255cm" svg:y="4.603cm">
          <draw:text-box>
            <text:p text:style-name="P2"><text:span text:style-name="T3">Definição senha Nivel <text:s/>2</text:span></text:p>
          </draw:text-box>
        </draw:frame>
        <draw:frame draw:style-name="gr45" draw:text-style-name="P7" draw:layer="layout" svg:width="5.344cm" svg:height="0.612cm" svg:x="0.255cm" svg:y="5.161cm">
          <draw:text-box>
            <text:p text:style-name="P2"><text:span text:style-name="T3">Definição senha Nivel <text:s/>3</text:span></text:p>
          </draw:text-box>
        </draw:frame>
        <draw:rect draw:name="message,modoOperacao,0,1,12,12,2,   Manual, Automatico" draw:style-name="gr11" draw:text-style-name="P8" draw:layer="layout" svg:width="3.223cm" svg:height="0.365cm" svg:x="15.325cm" svg:y="15.89cm">
          <text:p/>
        </draw:rect>
        <draw:rect draw:style-name="gr3" draw:text-style-name="P1" draw:layer="layout" svg:width="10.716cm" svg:height="0.564cm" svg:x="11.583cm" svg:y="6.131cm">
          <text:p/>
        </draw:rect>
        <draw:frame draw:style-name="gr4" draw:text-style-name="P4" draw:layer="layout" svg:width="5.04cm" svg:height="0.569cm" svg:x="14.542cm" svg:y="6.145cm">
          <draw:text-box>
            <text:p text:style-name="P2"><text:span text:style-name="T2">Habilitação de placas</text:span></text:p>
          </draw:text-box>
        </draw:frame>
        <draw:rect draw:name="bool,habilitaBC8E00,1,2,n,s" draw:style-name="gr11" draw:text-style-name="P12" draw:layer="layout" svg:width="0.195cm" svg:height="0.365cm" svg:x="20.922cm" svg:y="6.902cm">
          <text:p/>
        </draw:rect>
        <draw:frame draw:style-name="gr45" draw:text-style-name="P7" draw:layer="layout" svg:width="5.979cm" svg:height="0.612cm" svg:x="11.579cm" svg:y="6.838cm">
          <draw:text-box>
            <text:p text:style-name="P2"><text:span text:style-name="T3">Habilita BC8E endereço 00</text:span></text:p>
          </draw:text-box>
        </draw:frame>
        <draw:frame draw:style-name="gr45" draw:text-style-name="P7" draw:layer="layout" svg:width="0.667cm" svg:height="0.612cm" svg:x="21.465cm" svg:y="6.815cm">
          <draw:text-box>
            <text:p text:style-name="P2"><text:span text:style-name="T3">s/n</text:span></text:p>
          </draw:text-box>
        </draw:frame>
        <draw:rect draw:name="bool,habilitaBC8S00,1,2,n,s" draw:style-name="gr11" draw:text-style-name="P12" draw:layer="layout" svg:width="0.195cm" svg:height="0.365cm" svg:x="20.923cm" svg:y="7.472cm">
          <text:p/>
        </draw:rect>
        <draw:frame draw:style-name="gr45" draw:text-style-name="P7" draw:layer="layout" svg:width="5.979cm" svg:height="0.612cm" svg:x="11.58cm" svg:y="7.408cm">
          <draw:text-box>
            <text:p text:style-name="P2"><text:span text:style-name="T3">Habilita BC8S endereço 00</text:span></text:p>
          </draw:text-box>
        </draw:frame>
        <draw:frame draw:style-name="gr45" draw:text-style-name="P7" draw:layer="layout" svg:width="0.667cm" svg:height="0.612cm" svg:x="21.466cm" svg:y="7.385cm">
          <draw:text-box>
            <text:p text:style-name="P2"><text:span text:style-name="T3">s/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pt" style:country-asian="BR" style:font-family-complex="Tahoma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style-name="Negrito" style:font-family-generic="swiss" style:font-pitch="variable" fo:font-size="14pt" fo:font-style="normal" fo:text-shadow="none" style:text-underline-style="none" fo:font-weight="bold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578cm" fo:page-height="16.9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BrOffice.org/3.0$Win32 OpenOffice.org_project/300m9$Build-9358</meta:generator>
    <meta:creation-date>2009-05-12T07:46:07.11</meta:creation-date>
    <dc:language>pt-BR</dc:language>
    <meta:editing-cycles>201</meta:editing-cycles>
    <meta:editing-duration>PT97H54M21S</meta:editing-duration>
    <dc:date>2010-09-17T08:31:51.31</dc:date>
    <dc:creator>Fernando Branquinho</dc:creator>
    <meta:document-statistic meta:object-count="272"/>
    <meta:user-defined meta:name="Informações 1"/>
    <meta:user-defined meta:name="Informações 2"/>
    <meta:user-defined meta:name="Informações 3"/>
    <meta:user-defined meta:name="Informações 4"/>
  </office:meta>
</office:document-meta>
</file>